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8eb634" officeooo:paragraph-rsid="00b1c9b7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b30100" officeooo:paragraph-rsid="00b30100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b30100" officeooo:paragraph-rsid="00cecf21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bfabcb" officeooo:paragraph-rsid="00bfabcb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8c10c5" officeooo:paragraph-rsid="00c16e1d" style:font-size-asian="10pt" style:font-size-complex="10pt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7c929e" fo:background-color="transparent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text-properties officeooo:paragraph-rsid="00cc4276"/>
    </style:style>
    <style:style style:name="P27" style:family="paragraph" style:parent-style-name="Standard">
      <style:text-properties officeooo:paragraph-rsid="00cd0db7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bdc04e" officeooo:paragraph-rsid="00bdc04e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7" style:family="paragraph" style:parent-style-name="Table_20_Contents">
      <style:text-properties style:font-name="Arial1" fo:font-size="10pt" officeooo:rsid="00cdd29c" officeooo:paragraph-rsid="00d27249" fo:background-color="transparent" style:font-size-asian="10pt" style:font-size-complex="10pt"/>
    </style:style>
    <style:style style:name="P38" style:family="paragraph" style:parent-style-name="Standard" style:master-page-name="Landscape">
      <style:paragraph-properties fo:text-align="start" style:justify-single-word="false" style:page-number="auto"/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1" fo:font-size="10pt" officeooo:rsid="00087c3c" officeooo:paragraph-rsid="00d27249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4715f6" style:font-weight-asian="normal" style:font-weight-complex="normal"/>
    </style:style>
    <style:style style:name="T5" style:family="text">
      <style:text-properties fo:font-weight="normal" officeooo:rsid="00b8c798" style:font-weight-asian="normal" style:font-weight-complex="normal"/>
    </style:style>
    <style:style style:name="T6" style:family="text">
      <style:text-properties fo:font-weight="normal" officeooo:rsid="00bbdb68" style:font-weight-asian="normal" style:font-weight-complex="normal"/>
    </style:style>
    <style:style style:name="T7" style:family="text">
      <style:text-properties fo:font-weight="normal" officeooo:rsid="00cdd29c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b57a74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bdc04e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16e1d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cc33ce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cc427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cd0db7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cecf21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d033a3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1" style:family="text">
      <style:text-properties style:font-name="Arial2" fo:font-size="10pt" officeooo:rsid="00baa73a" style:font-size-asian="10pt" style:font-size-complex="10pt"/>
    </style:style>
    <style:style style:name="T22" style:family="text">
      <style:text-properties style:font-name="Arial2" officeooo:rsid="00baa73a"/>
    </style:style>
    <style:style style:name="T23" style:family="text">
      <style:text-properties officeooo:rsid="0084e411"/>
    </style:style>
    <style:style style:name="T2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fo:background-color="transparent" loext:char-shading-value="0" style:font-size-asian="10pt" style:font-style-asian="normal" style:font-weight-asian="normal" style:font-size-complex="10pt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c70569" fo:background-color="transparent" loext:char-shading-value="0" style:font-size-asian="10pt" style:font-style-asian="normal" style:font-weight-asian="normal" style:font-size-complex="10pt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cc4276" fo:background-color="transparent" loext:char-shading-value="0" style:font-size-asian="10pt" style:font-style-asian="normal" style:font-weight-asian="normal" style:font-size-complex="10pt" style:font-weight-complex="normal" style:text-emphasize="none"/>
    </style:style>
    <style:style style:name="T27" style:family="text">
      <style:text-properties officeooo:rsid="000c6bcc"/>
    </style:style>
    <style:style style:name="T28" style:family="text">
      <style:text-properties officeooo:rsid="0007ca86"/>
    </style:style>
    <style:style style:name="T29" style:family="text">
      <style:text-properties officeooo:rsid="000d80b4"/>
    </style:style>
    <style:style style:name="T30" style:family="text">
      <style:text-properties style:font-name="Arial1" fo:font-size="10pt" officeooo:rsid="00087c3c" style:font-size-asian="10pt" style:font-size-complex="10pt"/>
    </style:style>
    <style:style style:name="T31" style:family="text">
      <style:text-properties style:font-name="Arial1" fo:font-size="10pt" officeooo:rsid="00baa73a" style:font-size-asian="10pt" style:font-size-complex="10pt"/>
    </style:style>
    <style:style style:name="T32" style:family="text">
      <style:text-properties style:font-name="Arial1" fo:font-size="10pt" officeooo:rsid="00bbdb68" style:font-size-asian="10pt" style:font-size-complex="10pt"/>
    </style:style>
    <style:style style:name="T3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0bbdb68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c3e15e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cd0db7" style:font-size-asian="10pt" style:font-weight-asian="normal" style:font-size-complex="10pt" style:font-weight-complex="normal"/>
    </style:style>
    <style:style style:name="T39" style:family="text">
      <style:text-properties officeooo:rsid="009e054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b1c9b7"/>
    </style:style>
    <style:style style:name="T42" style:family="text">
      <style:text-properties officeooo:rsid="00b30100"/>
    </style:style>
    <style:style style:name="T43" style:family="text">
      <style:text-properties officeooo:rsid="00baa73a"/>
    </style:style>
    <style:style style:name="T44" style:family="text">
      <style:text-properties officeooo:rsid="00bdc04e"/>
    </style:style>
    <style:style style:name="T45" style:family="text">
      <style:text-properties officeooo:rsid="00c3e15e"/>
    </style:style>
    <style:style style:name="T46" style:family="text">
      <style:text-properties officeooo:rsid="00c48e77"/>
    </style:style>
    <style:style style:name="T47" style:family="text">
      <style:text-properties officeooo:rsid="00c70569"/>
    </style:style>
    <style:style style:name="T48" style:family="text">
      <style:text-properties officeooo:rsid="00cc4276"/>
    </style:style>
    <style:style style:name="T49" style:family="text">
      <style:text-properties officeooo:rsid="00cecf21"/>
    </style:style>
    <style:style style:name="T50" style:family="text">
      <style:text-properties officeooo:rsid="00d2724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P<text:span text:style-name="T39">acman</text:span></text:p>
      <text:p text:style-name="P12"/>
      <text:p text:style-name="P12"/>
      <text:p text:style-name="P12"><draw:frame draw:style-name="fr1" draw:name="Cadre7" text:anchor-type="paragraph" svg:x="0.034cm" svg:y="0.233cm" svg:width="17.082cm" draw:z-index="1"><draw:text-box fo:min-height="0.79cm"><text:p text:style-name="P15">FICHE DE SPÉCIFICATION DE L’US N° : <text:span text:style-name="T45">14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version</text:p>
          </table:table-cell>
          <table:table-cell table:style-name="Tableau2.B2" office:value-type="string">
            <text:p text:style-name="P31">Date</text:p>
          </table:table-cell>
          <table:table-cell table:style-name="Tableau2.C2" office:value-type="string">
            <text:p text:style-name="P31">Auteur de la modification</text:p>
          </table:table-cell>
          <table:table-cell table:style-name="Tableau2.D2" office:value-type="string">
            <text:p text:style-name="P31">statut<text:note text:id="ftn1" text:note-class="footnote"><text:note-citation>1</text:note-citation><text:note-body><text:p text:style-name="P3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1">00</text:p>
          </table:table-cell>
          <table:table-cell table:style-name="Tableau2.B3" office:value-type="string">
            <text:p text:style-name="P32"><text:span text:style-name="T48">07</text:span>/0<text:span text:style-name="T48">3</text:span>/201<text:span text:style-name="T46">9</text:span>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1">01</text:p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4"/>
          </table:table-cell>
          <table:table-cell table:style-name="Tableau2.D4" office:value-type="string">
            <text:p text:style-name="P4">r</text:p>
          </table:table-cell>
        </table:table-row>
      </table:table>
      <text:p text:style-name="P19"><draw:frame draw:style-name="fr1" draw:name="Cadre2" text:anchor-type="paragraph" svg:x="0.018cm" svg:y="0.37cm" svg:width="17.03cm" draw:z-index="0"><draw:text-box fo:min-height="0.79cm"><text:p text:style-name="P26"><text:span text:style-name="T30">FONCTIONNALIT</text:span><text:span text:style-name="T33">É : </text:span><text:span text:style-name="T24">c</text:span><text:span text:style-name="T26">h</text:span><text:span text:style-name="T24">oisir l’espace de </text:span><text:span text:style-name="T25">travail</text:span><text:span text:style-name="T24"> à partir duquel la copie des données doit être réalisée</text:span></text:p><text:p text:style-name="P18"/><text:p text:style-name="P24"/><text:p text:style-name="P5"/></draw:text-box></draw:frame><draw:frame draw:style-name="fr1" draw:name="Cadre8" text:anchor-type="paragraph" svg:x="0.034cm" svg:y="2.612cm" svg:width="17.014cm" draw:z-index="2"><draw:text-box fo:min-height="0.79cm"><text:p text:style-name="P39"><text:span text:style-name="T29">PROFIL</text:span> D'UTILISAT<text:span text:style-name="T29">EURS</text:span> CONCERN<text:span text:style-name="T3">É : </text:span><text:span text:style-name="T7">Producteur, </text:span><text:span text:style-name="T18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/>
            <text:p text:style-name="P34">Description</text:p>
            <text:p text:style-name="P29"/>
          </table:table-cell>
          <table:covered-table-cell/>
        </table:table-row>
        <table:table-row>
          <table:table-cell table:style-name="Tableau1.A2" office:value-type="string">
            <text:p text:style-name="P30">En tant que</text:p>
          </table:table-cell>
          <table:table-cell table:style-name="Tableau1.B4" office:value-type="string">
            <text:p text:style-name="P37">producteur <text:span text:style-name="T50">ou administrateur</text:span></text:p>
          </table:table-cell>
        </table:table-row>
        <table:table-row>
          <table:table-cell table:style-name="Tableau1.A2" office:value-type="string">
            <text:p text:style-name="P30">Je veux</text:p>
          </table:table-cell>
          <table:table-cell table:style-name="Tableau1.B4" office:value-type="string">
            <text:p text:style-name="P25">choisir l’espace de <text:span text:style-name="T47">travail</text:span> à partir duquel la copie des données doit être réalisée</text:p>
          </table:table-cell>
        </table:table-row>
        <table:table-row>
          <table:table-cell table:style-name="Tableau1.A2" office:value-type="string">
            <text:p text:style-name="P30">Afin de/<text:span text:style-name="T23">que</text:span></text:p>
          </table:table-cell>
          <table:table-cell table:style-name="Tableau1.B4" office:value-type="string">
            <text:p text:style-name="P9">pouvoir choisir le domaine pour lequel je souhaite copier des données dans mon espace de travail</text:p>
          </table:table-cell>
        </table:table-row>
      </table:table>
      <text:p text:style-name="P17"><draw:frame draw:style-name="fr1" draw:name="Cadre1" text:anchor-type="paragraph" svg:x="-0.035cm" svg:y="0.402cm" svg:width="17.03cm" draw:z-index="8"><draw:text-box fo:min-height="0.79cm"><text:p text:style-name="P23"><text:span text:style-name="T21">É</text:span><text:span text:style-name="T31">CRAN </text:span><text:span text:style-name="T32">DE D</text:span><text:span text:style-name="T33">É</text:span><text:span text:style-name="T36">PART</text:span><text:span text:style-name="T33"> : </text:span><text:span text:style-name="T34">Choix de</text:span><text:span text:style-name="T35">s paramètres d</text:span><text:span text:style-name="T38">e copie</text:span><text:span text:style-name="T37"> des données </text:span><text:span text:style-name="T38">dans mon espace de travail</text:span></text:p></draw:text-box></draw:frame><draw:frame draw:style-name="fr1" draw:name="Cadre11" text:anchor-type="paragraph" svg:x="-0.035cm" svg:y="1.582cm" svg:width="17.03cm" draw:z-index="10"><draw:text-box fo:min-height="0.79cm"><text:p text:style-name="P27"><text:span text:style-name="T21">É</text:span><text:span text:style-name="T31">CRAN </text:span><text:span text:style-name="T32">D’ARRIV</text:span><text:span text:style-name="T33">É</text:span><text:span text:style-name="T36">E</text:span><text:span text:style-name="T33"> : </text:span><text:span text:style-name="T34">Choix de</text:span><text:span text:style-name="T35">s paramètres d’</text:span><text:span text:style-name="T37">exportation des données </text:span><text:span text:style-name="T38">dans mon espace de travail</text:span></text:p></draw:text-box></draw:frame><draw:frame draw:style-name="fr1" draw:name="Cadre10" text:anchor-type="paragraph" svg:x="0.044cm" svg:y="2.57cm" svg:width="17.014cm" draw:z-index="9"><draw:text-box fo:min-height="0.79cm"><text:p text:style-name="P22"><text:span text:style-name="T43">ZONE DE L’ </text:span><text:span text:style-name="T22">É</text:span><text:span text:style-name="T43">CRAN DE D</text:span><text:span text:style-name="T3">É</text:span><text:span text:style-name="T6">PART</text:span><text:span text:style-name="T3"> : </text:span><text:span text:style-name="T6">M</text:span><text:span text:style-name="T5">enu déroulant concernant l’espace de travail</text:span></text:p></draw:text-box></draw:frame><draw:frame draw:style-name="fr1" draw:name="Cadre12" text:anchor-type="paragraph" svg:x="0.071cm" svg:y="3.567cm" svg:width="17.014cm" draw:z-index="11"><draw:text-box fo:min-height="0.79cm"><text:p text:style-name="P22"><text:span text:style-name="T43">ZONE DE L’ </text:span><text:span text:style-name="T22">É</text:span><text:span text:style-name="T43">CRAN D’ARRIV</text:span><text:span text:style-name="T3">É</text:span><text:span text:style-name="T6">E</text:span><text:span text:style-name="T3"> : </text:span><text:span text:style-name="T5">Sous le menu déroulant concernant l’espace de travail</text:span></text:p></draw:text-box></draw:frame></text:p>
      <text:p text:style-name="P17"/>
      <text:p text:style-name="P17"/>
      <text:p text:style-name="P16"/>
      <text:p text:style-name="P11"><draw:frame draw:style-name="fr2" draw:name="Cadre4" text:anchor-type="paragraph" svg:x="0.236cm" svg:y="0.79cm" svg:width="16.923cm" draw:z-index="3"><draw:text-box fo:min-height="4.819cm"><text:p text:style-name="P20"><text:span text:style-name="T2">Pré-requis à la mise en œuvre de la fonctionnalité</text:span><text:span text:style-name="T3"> : </text:span></text:p><text:p text:style-name="P1">Avoir choisi d<text:span text:style-name="T41">e créer le paramétrage d’une nouvelle copie dans mon espace de travail </text:span>(US n°<text:span text:style-name="T45">1390</text:span>)</text:p></draw:text-box></draw:frame><draw:frame draw:style-name="fr2" draw:name="Cadre3" text:anchor-type="paragraph" svg:x="0.236cm" svg:y="6.121cm" svg:width="16.953cm" draw:z-index="6"><draw:text-box fo:min-height="2.738cm"><text:p text:style-name="P13">Liste des r<text:span text:style-name="T27">è</text:span>gles de gestion à appliquer pour cette fonctionnalité<text:span text:style-name="T28"> : </text:span></text:p><text:p text:style-name="P7"/></draw:text-box></draw:frame>SPÉCIFICATIONS DÉTAILLÉES</text:p>
      <text:p text:style-name="P16"><draw:frame draw:style-name="fr2" draw:name="Cadre5" text:anchor-type="paragraph" svg:x="0.03cm" svg:y="0.37cm" svg:width="16.974cm" draw:z-index="5"><draw:text-box fo:min-height="14.97cm"><text:p text:style-name="P21"><text:span text:style-name="T40">Description de la fonctionnalité : </text:span><text:span text:style-name="T4">cf. exemple d'écran en annexe de la fiche</text:span></text:p><text:p text:style-name="P8"><text:span text:style-name="T8">En </text:span><text:span text:style-name="T12">cliquant sur le bouton présent sous «Choisir l’espace », un menu déroulant listant les espaces de travail s’affiche et permet de choisir celui dont </text:span><text:span text:style-name="T17">l’utilisateur</text:span><text:span text:style-name="T12"> </text:span><text:span text:style-name="T15">souhaite </text:span><text:span text:style-name="T13">copier des données </text:span><text:span text:style-name="T17">(y compris celui de l’utilisateur) </text:span><text:span text:style-name="T12">. Une fois choisi, </text:span><text:span text:style-name="T9">le </text:span><text:span text:style-name="T12">domaine </text:span><text:span text:style-name="T16">de départ </text:span><text:span text:style-name="T9">(au sens de la dimension correspondante) </text:span><text:span text:style-name="T16">et le domaine cible</text:span><text:span text:style-name="T12"> peu</text:span><text:span text:style-name="T16">ven</text:span><text:span text:style-name="T12">t être sélectionn</text:span><text:span text:style-name="T14">é</text:span><text:span text:style-name="T16">s</text:span><text:span text:style-name="T12"> à partir d</text:span><text:span text:style-name="T16">es deux boutons correspondants</text:span><text:span text:style-name="T12"> qui</text:span><text:span text:style-name="T9"> </text:span><text:span text:style-name="T8">s’affiche</text:span><text:span text:style-name="T16">nt</text:span><text:span text:style-name="T8"> </text:span><text:span text:style-name="T11">à côté du</text:span><text:span text:style-name="T10"> menu déroulant de l’espace</text:span><text:span text:style-name="T8"> </text:span><text:span text:style-name="T12">et qui permet</text:span><text:span text:style-name="T16">tent</text:span><text:span text:style-name="T12"> d’accéder à un menu déroulant spécifique </text:span><text:span text:style-name="T9">(par défaut, </text:span><text:span text:style-name="T11">aucune modalité n’est sélectionnée)</text:span><text:span text:style-name="T9">.</text:span></text:p><text:p text:style-name="P2"/><text:p text:style-name="P2">Si l’utilisateur sélectionne un domaine <text:span text:style-name="T49">de départ et/ou cible</text:span> puis choisit un nouvel espace de données, la sélection d<text:span text:style-name="T49">es deux</text:span> domaine<text:span text:style-name="T49">s</text:span> <text:span text:style-name="T44">est vidée</text:span>.</text:p></draw:text-box></draw:frame><draw:frame draw:style-name="fr2" draw:name="Cadre6" text:anchor-type="paragraph" svg:x="0.014cm" svg:y="15.935cm" svg:width="16.974cm" draw:z-index="4"><draw:text-box fo:min-height="0.669cm"><text:p text:style-name="P13">Résultat attendu de la fonctionnalité<text:span text:style-name="T28"> : </text:span></text:p><text:p text:style-name="P6">L<text:span text:style-name="T42">es deux boutons du choix du domaine de départ et du domaine cible sont affichés à côté de celui du choix de l’espace.</text:span></text:p></draw:text-box></draw:frame><text:soft-page-break/></text:p>
      <text:p text:style-name="P16"><draw:frame draw:style-name="fr3" draw:name="Cadre9" text:anchor-type="paragraph" svg:x="0.146cm" svg:y="0.415cm" svg:width="16.974cm" draw:z-index="7"><draw:text-box fo:min-height="0.669cm"><text:p text:style-name="P14"><text:span text:style-name="T28">C</text:span><text:span text:style-name="T1">ritère d’acceptation – Jeux de test </text:span><text:span text:style-name="T19">(</text:span><text:span text:style-name="T20">y c.</text:span><text:span text:style-name="T19"> d</text:span><text:span text:style-name="T20">é</text:span><text:span text:style-name="T19">finition de prêt)</text:span></text:p><text:p text:style-name="P3">Les deux boutons du choix du domaine de départ et du domaine cible sont affichés à côté de celui du choix de l’espace.</text:p></draw:text-box></draw:frame></text:p>
      <text:p text:style-name="P1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4:58.789000000</dc:date>
    <meta:editing-duration>P1DT22H27M13S</meta:editing-duration>
    <meta:editing-cycles>158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3" meta:paragraph-count="37" meta:word-count="379" meta:character-count="2298" meta:non-whitespace-character-count="1952"/>
  </office:meta>
</office:document-meta>
</file>